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monospace" fo:font-size="11.25pt"/>
    </style:style>
    <style:style style:name="P2" style:family="paragraph" style:parent-style-name="Standard">
      <style:text-properties style:font-name="monospace" fo:font-size="11.25pt" style:text-underline-style="solid" style:text-underline-width="auto" style:text-underline-color="font-color"/>
    </style:style>
    <style:style style:name="P3" style:family="paragraph" style:parent-style-name="Standard">
      <style:text-properties style:font-name="monospace" fo:font-size="11.25pt" style:text-underline-style="none"/>
    </style:style>
    <style:style style:name="P4" style:family="paragraph" style:parent-style-name="Standard">
      <style:text-properties style:font-name="monospace" fo:font-size="11.25pt" officeooo:rsid="002119a4" officeooo:paragraph-rsid="002119a4"/>
    </style:style>
    <style:style style:name="P5" style:family="paragraph" style:parent-style-name="Standard">
      <style:text-properties style:font-name="serif" fo:font-size="11.25pt"/>
    </style:style>
    <style:style style:name="P6" style:family="paragraph" style:parent-style-name="Standard">
      <style:text-properties style:font-name="serif" fo:font-size="11.25pt" style:text-underline-style="solid" style:text-underline-width="auto" style:text-underline-color="font-color"/>
    </style:style>
    <style:style style:name="P7" style:family="paragraph" style:parent-style-name="Standard">
      <style:text-properties style:font-name="serif" fo:font-size="12.75pt"/>
    </style:style>
    <style:style style:name="P8" style:family="paragraph" style:parent-style-name="Standard">
      <style:text-properties style:font-name="serif" fo:font-size="12.75pt" style:text-underline-style="solid" style:text-underline-width="auto" style:text-underline-color="font-color"/>
    </style:style>
    <style:style style:name="P9" style:family="paragraph" style:parent-style-name="Standard">
      <style:text-properties style:font-name="serif" fo:font-size="12.75pt" style:text-underline-style="solid" style:text-underline-width="auto" style:text-underline-color="font-color" officeooo:rsid="001f73c9" officeooo:paragraph-rsid="001f73c9"/>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text-properties style:text-underline-style="none"/>
    </style:style>
    <style:style style:name="P12" style:family="paragraph" style:parent-style-name="Standard">
      <style:text-properties style:font-name="sans-serif" fo:font-size="24.75pt" style:text-underline-style="solid" style:text-underline-width="auto" style:text-underline-color="font-color"/>
    </style:style>
    <style:style style:name="P13" style:family="paragraph" style:parent-style-name="Standard">
      <style:text-properties style:text-underline-style="none"/>
    </style:style>
    <style:style style:name="P14" style:family="paragraph" style:parent-style-name="Standard">
      <style:text-properties style:text-underline-style="none" fo:font-weight="bold" style:font-weight-asian="bold" style:font-weight-complex="bold"/>
    </style:style>
    <style:style style:name="P15" style:family="paragraph" style:parent-style-name="Standard">
      <style:text-properties style:text-underline-style="solid" style:text-underline-width="auto" style:text-underline-color="font-color" fo:font-weight="bold" style:font-weight-asian="bold" style:font-weight-complex="bold"/>
    </style:style>
    <style:style style:name="P16" style:family="paragraph" style:parent-style-name="Standard">
      <style:text-properties style:font-name="monospace" fo:font-size="11.25pt"/>
    </style:style>
    <style:style style:name="P17" style:family="paragraph" style:parent-style-name="Standard">
      <style:text-properties style:font-name="monospace" fo:font-size="11.25pt" style:text-underline-style="solid" style:text-underline-width="auto" style:text-underline-color="font-color" fo:font-weight="bold" style:font-weight-asian="bold" style:font-weight-complex="bold"/>
    </style:style>
    <style:style style:name="P18" style:family="paragraph" style:parent-style-name="Standard">
      <style:text-properties style:font-name="monospace" fo:font-size="11.25pt" style:text-underline-style="none" fo:font-weight="bold" style:font-weight-asian="bold" style:font-weight-complex="bold"/>
    </style:style>
    <style:style style:name="P19" style:family="paragraph" style:parent-style-name="Standard">
      <style:text-properties style:font-name="serif" fo:font-size="12.75pt"/>
    </style:style>
    <style:style style:name="P20" style:family="paragraph" style:parent-style-name="Standard">
      <style:text-properties style:font-name="sans-serif" fo:font-size="24.75pt" style:text-underline-style="none" fo:font-weight="bold" officeooo:rsid="00230a62" officeooo:paragraph-rsid="00230a62" style:font-weight-asian="bold" style:font-weight-complex="bold"/>
    </style:style>
    <style:style style:name="T1" style:family="text">
      <style:text-properties style:font-name="monospace"/>
    </style:style>
    <style:style style:name="T2" style:family="text">
      <style:text-properties style:font-name="monospace" fo:font-size="11.25pt"/>
    </style:style>
    <style:style style:name="T3" style:family="text">
      <style:text-properties style:font-name="serif" fo:font-size="12.7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llIteBooks</text:p>
      <text:p text:style-name="P1"/>
      <text:p text:style-name="P1">__init__.py</text:p>
      <text:p text:style-name="P5">Django projects are Python packages, and this file is required to tell </text:p>
      <text:p text:style-name="P5">Python that the folder is to be treated as a package.</text:p>
      <text:p text:style-name="P5">A package in Python's terminology is a collection of modules, and they </text:p>
      <text:p text:style-name="P5">are used to group similar files together and prevent naming conflicts.</text:p>
      <text:p text:style-name="P6"/>
      <text:p text:style-name="Standard"/>
      <text:p text:style-name="P1">manage.py</text:p>
      <text:p text:style-name="P5">This is another utility script used to manage your project. You can think </text:p>
      <text:p text:style-name="P5">of it as your project's version of <text:span text:style-name="T1">django-admin.py</text:span>. Actually, both <text:span text:style-name="T1">django-admin.py </text:span>and <text:span text:style-name="T1">manage.py </text:span>share the same back-end code</text:p>
      <text:p text:style-name="P10"/>
      <text:p text:style-name="P2">settings.py</text:p>
      <text:p text:style-name="P5">This is the main configuration file for your Django project. In this </text:p>
      <text:p text:style-name="P5">file you can specify a variety of options, including the database </text:p>
      <text:p text:style-name="P5">settings, site languages, which Django features are to be enabled, and </text:p>
      <text:p text:style-name="P5">so on. Various sections of this file will be explained as we build our </text:p>
      <text:p text:style-name="P5">application during the next chapters, but in this chapter, we will only </text:p>
      <text:p text:style-name="P5">see how to enter the database settings</text:p>
      <text:p text:style-name="P11"/>
      <text:p text:style-name="P3">url.py</text:p>
      <text:p text:style-name="P5">This is another configuration file. You can think of it as a mapping </text:p>
      <text:p text:style-name="P5">between URLs and Python functions that handle them. This file is one </text:p>
      <text:p text:style-name="P5">of Django's powerful features, and we will see how to utilize it in the </text:p>
      <text:p text:style-name="P5">next chapter.</text:p>
      <text:p text:style-name="P10"/>
      <text:p text:style-name="P10"/>
      <text:p text:style-name="P12">A Word about Django Terminology</text:p>
      <text:p text:style-name="P7">Django is an MVC framework. However, the controller is called the "view", and </text:p>
      <text:p text:style-name="P7">the view is called the "template". The view in Django is the component which </text:p>
      <text:p text:style-name="P7">retrieves and manipulates data, whereas the template is the component that presents </text:p>
      <text:p text:style-name="P7">data to the user. </text:p>
      <text:p text:style-name="P7">For this reason, Django is sometimes called an MTV framework </text:p>
      <text:p text:style-name="P7">(where MTV stands for model template view). This different terminology neither </text:p>
      <text:p text:style-name="P7">changes the fact that Django is an MVC framework, nor affects how applications are </text:p>
      <text:p text:style-name="P7">developed. But keep the terminology in mind to avoid possible confusion if you have </text:p>
      <text:p text:style-name="P7">worked with other MVC frameworks in the past</text:p>
      <text:p text:style-name="P10"/>
      <text:p text:style-name="P10"/>
      <text:p text:style-name="P10"/>
      <text:p text:style-name="P10"/>
      <text:p text:style-name="P10"/>
      <text:p text:style-name="P10"/>
      <text:p text:style-name="P10"><text:soft-page-break/></text:p>
      <text:p text:style-name="P10"/>
      <text:p text:style-name="P8"/>
      <text:p text:style-name="P9">DJANGO BASE DE DATOS Y SHELL</text:p>
      <text:p text:style-name="P8"/>
      <text:p text:style-name="P8"/>
      <text:p text:style-name="P8"/>
      <text:p text:style-name="P8">You don't have to learn another language to access the database. You already </text:p>
      <text:p text:style-name="P7">know Python and how use it to write views, so it's obviously a benefit if you </text:p>
      <text:p text:style-name="P7">can also use it to access the database.</text:p>
      <text:p text:style-name="P7">Django transparently handles the conversion between Python objects and </text:p>
      <text:p text:style-name="P7">table rows. You only work with Python objects, and Django automatically </text:p>
      <text:p text:style-name="P7">stores and retrieves them from the database for you.</text:p>
      <text:p text:style-name="P7">You don't have to worry about any special SQL syntax for different database </text:p>
      <text:p text:style-name="P7">engines, especially if you have to switch from one engine to another. The </text:p>
      <text:p text:style-name="P7">Django model API is the same no matter what engine you use, and it takes </text:p>
      <text:p text:style-name="P7">care of the differences for you</text:p>
      <text:p text:style-name="P10"/>
      <text:p text:style-name="P10"/>
      <text:p text:style-name="P10">The User Data Model</text:p>
      <text:p text:style-name="P10"/>
      <text:p text:style-name="P2">django.contrib.auth.models</text:p>
      <text:p text:style-name="P7">package</text:p>
      <text:p text:style-name="P11"/>
      <text:p text:style-name="P11"/>
      <text:p text:style-name="P14">Designing the User Registration Form</text:p>
      <text:p text:style-name="P15"/>
      <text:p text:style-name="P17">label</text:p>
      <text:p text:style-name="P7">: The label of the field when HTML code is generated.</text:p>
      <text:p text:style-name="P1">required</text:p>
      <text:p text:style-name="P7">: Whether the user must enter a value or not. It is set to true by </text:p>
      <text:p text:style-name="P7">default. To change it, pass </text:p>
      <text:p text:style-name="P1">required=False</text:p>
      <text:p text:style-name="P7">to the constructor.</text:p>
      <text:p text:style-name="P1">widget</text:p>
      <text:p text:style-name="P7">: This parameter lets you control how the field is rendered in </text:p>
      <text:p text:style-name="P7">HTML. We used it above to make the </text:p>
      <text:p text:style-name="P1">CharField</text:p>
      <text:p text:style-name="P7">of the password become a </text:p>
      <text:p text:style-name="P7">password input field.</text:p>
      <text:p text:style-name="P1">help_text</text:p>
      <text:p text:style-name="P7">: A description of the field. Will be displayed when the form </text:p>
      <text:p text:style-name="P7">is rendered.</text:p>
      <text:p text:style-name="P14"/>
      <text:p text:style-name="P14"/>
      <text:p text:style-name="P18">re</text:p>
      <text:p text:style-name="P7"><text:soft-page-break/>is the regular expressions library. We will need it to make sure that the </text:p>
      <text:p text:style-name="P7">username doesn't contain invalid characters. We also import the </text:p>
      <text:p text:style-name="P1">User</text:p>
      <text:p text:style-name="P7">data model </text:p>
      <text:p text:style-name="P7">to check whether the entered username already exists or not. Lastly, we import </text:p>
      <text:p text:style-name="P1">ObjectDoesNotExist</text:p>
      <text:p text:style-name="P7">which is the type of exception raised if the data object is </text:p>
      <text:p text:style-name="P7">not found.</text:p>
      <text:p text:style-name="P14"/>
      <text:p text:style-name="P20">AUTHENTICATION</text:p>
      <text:p text:style-name="P7">In this chapter, you have learnt a lot about the user authentication and management </text:p>
      <text:p text:style-name="P7">system that comes with Django. This system provides features ranging from session </text:p>
      <text:p text:style-name="P7">handling to account maintenance. You used this system to allow the users of our </text:p>
      <text:p text:style-name="P7">social bookmarking application to register on the site and authenticate themselves </text:p>
      <text:p text:style-name="P7">by logging in. In the process, you learned about the Django form library and utilized </text:p>
      <text:p text:style-name="P7">it to build a registration form with input validation, and you also learned how to </text:p>
      <text:p text:style-name="P7">derive templates from a base template, which is very important in organizing the </text:p>
      <text:p text:style-name="P7">site's structure and reusing template code.</text:p>
      <text:p text:style-name="P7">Here is a summary of the Django features covered in this chapter:</text:p>
      <text:p text:style-name="P7">The </text:p>
      <text:p text:style-name="P1">User</text:p>
      <text:p text:style-name="P7">object of the current user is accessible from the </text:p>
      <text:p text:style-name="P1">request.user</text:p>
      <text:p text:style-name="P7">attribute of the </text:p>
      <text:p text:style-name="P1">HttpRequest</text:p>
      <text:p text:style-name="P7">object passed to the view.</text:p>
      <text:p text:style-name="P7">Because loading a template, rendering it and wrapping it in an </text:p>
      <text:p text:style-name="P1">HttpResponse</text:p>
      <text:p text:style-name="P7">object is such a common task, Django provides a shortcut for </text:p>
      <text:p text:style-name="P7">it called </text:p>
      <text:p text:style-name="P1">render_to_response<text:span text:style-name="T3">. This function is available from the </text:span>django.shortcuts<text:span text:style-name="T3">package.To set a user's password, don't access the </text:span>user.password<text:span text:style-name="T3">attribute directly. Instead, use the </text:span>user.set_password<text:span text:style-name="T3">method, as it takes care of password hashing for you.</text:span></text:p>
      <text:p text:style-name="P7">To render a form object, call the <text:span text:style-name="T2">as_table, as_p, or as_ul.</text:span>method on it.</text:p>
      <text:p text:style-name="P7">To bind a form to user input, pass user input as a dictionary to the form's </text:p>
      <text:p text:style-name="P7">constructor. To validate this input, check the </text:p>
      <text:p text:style-name="P1">is_valid()<text:span text:style-name="T3">method and the </text:span>errors <text:span text:style-name="T3">attribute of the form object. Input data and clean data are accessible </text:span></text:p>
      <text:p text:style-name="P7"><text:soft-page-break/>through <text:span text:style-name="T2">form.data </text:span>and <text:span text:style-name="T2">form.clean_data </text:span>attributes respectively.Custom field validation is done by adding a clean method to the form class. </text:p>
      <text:p text:style-name="P7">This method should be called <text:span text:style-name="T2">clean_</text:span></text:p>
      <text:p text:style-name="P1">fieldname<text:span text:style-name="T3">, and should return the cleaned value or raise a </text:span>forms.ValidationError<text:span text:style-name="T3">exception if input is invalid.To redirect the user from one view to another, return an </text:span>HttpResponseRedirect <text:span text:style-name="T3">object from the first view. This object's constructor takes the path of the second view as a parameter.</text:span></text:p>
      <text:p text:style-name="P7">The next chapter brings many exciting features to our bookmarking application. We will build a form to enable users to post bookmarks to the site. The form will allow users to organize their bookmarks by using tags. Furthermore, we will let users browse popular tags in the database by using tag clouds. The next chapter contains a lot of interesting information, so keep reading!</text:p>
      <text:p text:style-name="P14"/>
      <text:p text:style-name="P14"/>
      <text:p text:style-name="P14"/>
      <text:p text:style-name="P14"/>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8:53:56.581102977</meta:creation-date>
    <dc:date>2018-12-19T13:38:11.512802203</dc:date>
    <meta:editing-duration>PT3H16M22S</meta:editing-duration>
    <meta:editing-cycles>8</meta:editing-cycles>
    <meta:generator>LibreOffice/5.1.6.2$Linux_X86_64 LibreOffice_project/10m0$Build-2</meta:generator>
    <meta:document-statistic meta:table-count="0" meta:image-count="0" meta:object-count="0" meta:page-count="4" meta:paragraph-count="101" meta:word-count="937" meta:character-count="5633" meta:non-whitespace-character-count="4743"/>
  </office:meta>
</office:document-meta>
</file>